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1-26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1-1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4-19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1-22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5-27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0-1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3-04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446776470588" calcext:value-type="float">
            <text:p>5.8044677647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127741935484" calcext:value-type="float">
            <text:p>4.32127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535019354839" calcext:value-type="float">
            <text:p>3.62535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71576" calcext:value-type="float">
            <text:p>2.60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26735483871" calcext:value-type="float">
            <text:p>2.18826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296266666667" calcext:value-type="float">
            <text:p>2.452962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3012" calcext:value-type="float">
            <text:p>2.76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856722580645" calcext:value-type="float">
            <text:p>2.76856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0088" calcext:value-type="float">
            <text:p>2.71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63303225806" calcext:value-type="float">
            <text:p>2.85263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81010526316" calcext:value-type="float">
            <text:p>3.1128101052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503076923077" calcext:value-type="float">
            <text:p>-1.565030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381677419355" calcext:value-type="float">
            <text:p>0.411381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284689655172" calcext:value-type="float">
            <text:p>0.9902846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88232258064" calcext:value-type="float">
            <text:p>2.843882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957342857143" calcext:value-type="float">
            <text:p>3.00957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59824516129" calcext:value-type="float">
            <text:p>2.41598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50864516129" calcext:value-type="float">
            <text:p>2.87750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680077419355" calcext:value-type="float">
            <text:p>4.36680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38784" calcext:value-type="float">
            <text:p>5.17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163458064516" calcext:value-type="float">
            <text:p>5.26163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258425806452" calcext:value-type="float">
            <text:p>4.50258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22232" calcext:value-type="float">
            <text:p>4.73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34064516129" calcext:value-type="float">
            <text:p>4.5813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6816" calcext:value-type="float">
            <text:p>4.4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45935483871" calcext:value-type="float">
            <text:p>5.24845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811742857143" calcext:value-type="float">
            <text:p>5.83811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30967741936" calcext:value-type="float">
            <text:p>4.78830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263587096774" calcext:value-type="float">
            <text:p>4.79263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334688" calcext:value-type="float">
            <text:p>5.503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476258064516" calcext:value-type="float">
            <text:p>5.90476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19344" calcext:value-type="float">
            <text:p>5.62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114916129032" calcext:value-type="float">
            <text:p>4.99114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586451612903" calcext:value-type="float">
            <text:p>3.9058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75568" calcext:value-type="float">
            <text:p>2.39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84567741936" calcext:value-type="float">
            <text:p>1.07584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171174193548" calcext:value-type="float">
            <text:p>3.96171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26885714286" calcext:value-type="float">
            <text:p>3.56626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156825806452" calcext:value-type="float">
            <text:p>3.23156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238755555555" calcext:value-type="float">
            <text:p>3.55238755555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79624" calcext:value-type="float">
            <text:p>4.06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47329032258" calcext:value-type="float">
            <text:p>4.45047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924" calcext:value-type="float">
            <text:p>4.85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284387096774" calcext:value-type="float">
            <text:p>4.93284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736129032258" calcext:value-type="float">
            <text:p>4.6973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05072" calcext:value-type="float">
            <text:p>4.2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15974193548" calcext:value-type="float">
            <text:p>4.11715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63784" calcext:value-type="float">
            <text:p>4.85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936825806452" calcext:value-type="float">
            <text:p>4.67936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45942857143" calcext:value-type="float">
            <text:p>3.62145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655062068966" calcext:value-type="float">
            <text:p>1.646550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2744" calcext:value-type="float">
            <text:p>4.6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341574193548" calcext:value-type="float">
            <text:p>5.40341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44152" calcext:value-type="float">
            <text:p>4.74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363922580645" calcext:value-type="float">
            <text:p>2.96363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505858064516" calcext:value-type="float">
            <text:p>1.41505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36" calcext:value-type="float">
            <text:p>3.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498348387097" calcext:value-type="float">
            <text:p>5.16498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26" calcext:value-type="float">
            <text:p>5.00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288309677419" calcext:value-type="float">
            <text:p>5.76288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005685714286" calcext:value-type="float">
            <text:p>5.68005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397238709677" calcext:value-type="float">
            <text:p>4.47397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31070967742" calcext:value-type="float">
            <text:p>3.34631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4296" calcext:value-type="float">
            <text:p>4.14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30064516129" calcext:value-type="float">
            <text:p>4.6423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95656" calcext:value-type="float">
            <text:p>5.10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972619354839" calcext:value-type="float">
            <text:p>5.10972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22784516129" calcext:value-type="float">
            <text:p>4.0222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65032" calcext:value-type="float">
            <text:p>4.68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699019354839" calcext:value-type="float">
            <text:p>5.31699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44384" calcext:value-type="float">
            <text:p>5.84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79775483871" calcext:value-type="float">
            <text:p>6.4079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03" calcext:value-type="float">
            <text:p>6.336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391006896552" calcext:value-type="float">
            <text:p>5.323910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85264516129" calcext:value-type="float">
            <text:p>4.10585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06584" calcext:value-type="float">
            <text:p>4.81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89615483871" calcext:value-type="float">
            <text:p>5.8989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1272" calcext:value-type="float">
            <text:p>5.74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28384516129" calcext:value-type="float">
            <text:p>4.6928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502761290323" calcext:value-type="float">
            <text:p>2.76502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9888" calcext:value-type="float">
            <text:p>1.02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63514285714" calcext:value-type="float">
            <text:p>2.14263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4784" calcext:value-type="float">
            <text:p>4.4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789848275862" calcext:value-type="float">
            <text:p>5.677898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634193548387" calcext:value-type="float">
            <text:p>5.63634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20541935484" calcext:value-type="float">
            <text:p>4.88820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04376" calcext:value-type="float">
            <text:p>5.99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976387096774" calcext:value-type="float">
            <text:p>6.95976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25696" calcext:value-type="float">
            <text:p>6.79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5443" calcext:value-type="float">
            <text:p>6.4654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661341935484" calcext:value-type="float">
            <text:p>5.86661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0208" calcext:value-type="float">
            <text:p>5.22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354477419355" calcext:value-type="float">
            <text:p>4.22354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404" calcext:value-type="float">
            <text:p>4.24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90632258065" calcext:value-type="float">
            <text:p>4.17890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984744827586" calcext:value-type="float">
            <text:p>3.009847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367948387097" calcext:value-type="float">
            <text:p>3.11367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975174193548" calcext:value-type="float">
            <text:p>3.51975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508" calcext:value-type="float">
            <text:p>4.19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931612903226" calcext:value-type="float">
            <text:p>4.7293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27856" calcext:value-type="float">
            <text:p>4.20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086" calcext:value-type="float">
            <text:p>3.355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50503225807" calcext:value-type="float">
            <text:p>2.20950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19696" calcext:value-type="float">
            <text:p>1.99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79972413793" calcext:value-type="float">
            <text:p>2.036799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61288" calcext:value-type="float">
            <text:p>2.65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4275862069" calcext:value-type="float">
            <text:p>2.97442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670492307692" calcext:value-type="float">
            <text:p>4.936704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063070967742" calcext:value-type="float">
            <text:p>3.62063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39744" calcext:value-type="float">
            <text:p>2.89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536180645161" calcext:value-type="float">
            <text:p>3.59536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72347826087" calcext:value-type="float">
            <text:p>3.41972347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041858064516" calcext:value-type="float">
            <text:p>2.39041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785135483871" calcext:value-type="float">
            <text:p>1.90785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94776" calcext:value-type="float">
            <text:p>2.11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241393548387" calcext:value-type="float">
            <text:p>2.40241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38152" calcext:value-type="float">
            <text:p>2.48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77961290323" calcext:value-type="float">
            <text:p>3.44777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75685714286" calcext:value-type="float">
            <text:p>3.66075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72232258064" calcext:value-type="float">
            <text:p>3.468722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716180645161" calcext:value-type="float">
            <text:p>2.75716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87936" calcext:value-type="float">
            <text:p>2.48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08567741936" calcext:value-type="float">
            <text:p>5.28208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9496" calcext:value-type="float">
            <text:p>5.64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737212903226" calcext:value-type="float">
            <text:p>5.17737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374057142857" calcext:value-type="float">
            <text:p>3.69374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7668" calcext:value-type="float">
            <text:p>2.6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05076923077" calcext:value-type="float">
            <text:p>2.487050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126484210526" calcext:value-type="float">
            <text:p>2.98126484210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19171428571" calcext:value-type="float">
            <text:p>4.36419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94296774194" calcext:value-type="float">
            <text:p>4.04194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05367741936" calcext:value-type="float">
            <text:p>4.26405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52832" calcext:value-type="float">
            <text:p>5.08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856541935484" calcext:value-type="float">
            <text:p>3.95856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9824" calcext:value-type="float">
            <text:p>3.46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33333333333" calcext:value-type="float">
            <text:p>3.09033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9776" calcext:value-type="float">
            <text:p>1.5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165677419355" calcext:value-type="float">
            <text:p>2.07165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31872" calcext:value-type="float">
            <text:p>2.7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312722580645" calcext:value-type="float">
            <text:p>4.96312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936772413793" calcext:value-type="float">
            <text:p>5.819367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84593548387" calcext:value-type="float">
            <text:p>5.47784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27974193548" calcext:value-type="float">
            <text:p>4.31527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14736" calcext:value-type="float">
            <text:p>4.88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744593548387" calcext:value-type="float">
            <text:p>6.08744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74128" calcext:value-type="float">
            <text:p>5.8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38144516129" calcext:value-type="float">
            <text:p>5.6438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900929032258" calcext:value-type="float">
            <text:p>4.92900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492088888889" calcext:value-type="float">
            <text:p>3.924920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674451612903" calcext:value-type="float">
            <text:p>3.32674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452" calcext:value-type="float">
            <text:p>3.87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4271" calcext:value-type="float">
            <text:p>4.4542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8328" calcext:value-type="float">
            <text:p>4.98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42064516129" calcext:value-type="float">
            <text:p>4.07842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71935483871" calcext:value-type="float">
            <text:p>4.707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8992" calcext:value-type="float">
            <text:p>5.94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579612903226" calcext:value-type="float">
            <text:p>7.04579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6376" calcext:value-type="float">
            <text:p>7.3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734580645161" calcext:value-type="float">
            <text:p>7.27734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132541935484" calcext:value-type="float">
            <text:p>6.99132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6824" calcext:value-type="float">
            <text:p>6.65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251148387097" calcext:value-type="float">
            <text:p>6.72251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24696" calcext:value-type="float">
            <text:p>7.26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57496774194" calcext:value-type="float">
            <text:p>7.57457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905485714286" calcext:value-type="float">
            <text:p>7.56905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76361290323" calcext:value-type="float">
            <text:p>7.51076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62735483871" calcext:value-type="float">
            <text:p>7.35462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18552" calcext:value-type="float">
            <text:p>7.12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295070967742" calcext:value-type="float">
            <text:p>6.94295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15688" calcext:value-type="float">
            <text:p>6.81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899535483871" calcext:value-type="float">
            <text:p>6.48899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506916129032" calcext:value-type="float">
            <text:p>5.87506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15152" calcext:value-type="float">
            <text:p>5.67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130425806452" calcext:value-type="float">
            <text:p>5.69130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46472" calcext:value-type="float">
            <text:p>5.58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924051612903" calcext:value-type="float">
            <text:p>5.00924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88828571429" calcext:value-type="float">
            <text:p>4.27688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00335483871" calcext:value-type="float">
            <text:p>4.5700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542193548387" calcext:value-type="float">
            <text:p>5.89542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5872" calcext:value-type="float">
            <text:p>6.50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8068" calcext:value-type="float">
            <text:p>5.87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29032258065" calcext:value-type="float">
            <text:p>5.34629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039819354839" calcext:value-type="float">
            <text:p>4.39039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73808" calcext:value-type="float">
            <text:p>4.03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08103225807" calcext:value-type="float">
            <text:p>5.67508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365848275862" calcext:value-type="float">
            <text:p>6.043658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063" calcext:value-type="float">
            <text:p>6.8540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528722580645" calcext:value-type="float">
            <text:p>7.00528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60512" calcext:value-type="float">
            <text:p>7.16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6784" calcext:value-type="float">
            <text:p>6.74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98993548387" calcext:value-type="float">
            <text:p>6.24898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62296774194" calcext:value-type="float">
            <text:p>5.67262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5408" calcext:value-type="float">
            <text:p>5.95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780903225807" calcext:value-type="float">
            <text:p>6.92780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1456" calcext:value-type="float">
            <text:p>7.46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894735483871" calcext:value-type="float">
            <text:p>7.62894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184057142857" calcext:value-type="float">
            <text:p>7.54184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601548387097" calcext:value-type="float">
            <text:p>7.32601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044619354839" calcext:value-type="float">
            <text:p>7.06044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58208" calcext:value-type="float">
            <text:p>6.79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78095483871" calcext:value-type="float">
            <text:p>6.5878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6376" calcext:value-type="float">
            <text:p>6.19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95896774194" calcext:value-type="float">
            <text:p>5.69395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388571428571" calcext:value-type="float">
            <text:p>4.96388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62" calcext:value-type="float">
            <text:p>2.6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872283870968" calcext:value-type="float">
            <text:p>3.12872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508" calcext:value-type="float">
            <text:p>6.09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574503225806" calcext:value-type="float">
            <text:p>6.41574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383828571429" calcext:value-type="float">
            <text:p>6.54383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525316129032" calcext:value-type="float">
            <text:p>6.58525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855587096774" calcext:value-type="float">
            <text:p>6.43855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0816" calcext:value-type="float">
            <text:p>6.57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368025806452" calcext:value-type="float">
            <text:p>6.41368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5024" calcext:value-type="float">
            <text:p>6.10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194116129032" calcext:value-type="float">
            <text:p>5.23194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101780645161" calcext:value-type="float">
            <text:p>3.89101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53152" calcext:value-type="float">
            <text:p>3.0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73496774193" calcext:value-type="float">
            <text:p>3.901734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23648" calcext:value-type="float">
            <text:p>5.05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37935483871" calcext:value-type="float">
            <text:p>6.1323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411277419355" calcext:value-type="float">
            <text:p>7.24411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21264516129" calcext:value-type="float">
            <text:p>6.98621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784" calcext:value-type="float">
            <text:p>6.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963122580645" calcext:value-type="float">
            <text:p>6.70963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8656" calcext:value-type="float">
            <text:p>6.5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78624516129" calcext:value-type="float">
            <text:p>6.0278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214296774194" calcext:value-type="float">
            <text:p>5.64214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016717241379" calcext:value-type="float">
            <text:p>6.540167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413058064516" calcext:value-type="float">
            <text:p>6.94413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8152" calcext:value-type="float">
            <text:p>7.0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732877419355" calcext:value-type="float">
            <text:p>7.06732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53931034483" calcext:value-type="float">
            <text:p>7.126539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39432258065" calcext:value-type="float">
            <text:p>6.94039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69367741936" calcext:value-type="float">
            <text:p>6.71769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2344" calcext:value-type="float">
            <text:p>6.49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215380645161" calcext:value-type="float">
            <text:p>6.12215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90288" calcext:value-type="float">
            <text:p>5.53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610064516129" calcext:value-type="float">
            <text:p>4.5661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832361290323" calcext:value-type="float">
            <text:p>3.22832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7336" calcext:value-type="float">
            <text:p>2.77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669476923077" calcext:value-type="float">
            <text:p>2.686694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332064" calcext:value-type="float">
            <text:p>4.653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07174193548" calcext:value-type="float">
            <text:p>4.55607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914942857143" calcext:value-type="float">
            <text:p>4.18914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815225806452" calcext:value-type="float">
            <text:p>5.61815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965109677419" calcext:value-type="float">
            <text:p>5.04965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34272" calcext:value-type="float">
            <text:p>4.7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431819354839" calcext:value-type="float">
            <text:p>5.27431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6312" calcext:value-type="float">
            <text:p>5.20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670890322581" calcext:value-type="float">
            <text:p>3.92670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56696774193" calcext:value-type="float">
            <text:p>2.938566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82155" calcext:value-type="float">
            <text:p>3.2482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24608" calcext:value-type="float">
            <text:p>2.7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531922580645" calcext:value-type="float">
            <text:p>4.97531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216514285714" calcext:value-type="float">
            <text:p>6.00216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967251612903" calcext:value-type="float">
            <text:p>6.17967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67416" calcext:value-type="float">
            <text:p>6.13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203251612903" calcext:value-type="float">
            <text:p>6.01203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7544" calcext:value-type="float">
            <text:p>5.70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291277419355" calcext:value-type="float">
            <text:p>5.26291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405316129032" calcext:value-type="float">
            <text:p>4.60405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47064" calcext:value-type="float">
            <text:p>3.92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13257142857" calcext:value-type="float">
            <text:p>3.40113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9496" calcext:value-type="float">
            <text:p>3.35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067696551724" calcext:value-type="float">
            <text:p>4.680676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888371428571" calcext:value-type="float">
            <text:p>5.32888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46064" calcext:value-type="float">
            <text:p>5.66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5886" calcext:value-type="float">
            <text:p>5.945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9072" calcext:value-type="float">
            <text:p>4.87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6272" calcext:value-type="float">
            <text:p>3.39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514964705882" calcext:value-type="float">
            <text:p>2.38514964705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73935483871" calcext:value-type="float">
            <text:p>4.0597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474451612903" calcext:value-type="float">
            <text:p>6.37474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77632" calcext:value-type="float">
            <text:p>5.87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38895483871" calcext:value-type="float">
            <text:p>5.7038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3668" calcext:value-type="float">
            <text:p>4.96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578" calcext:value-type="float">
            <text:p>4.33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087648" calcext:value-type="float">
            <text:p>3.720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23312" calcext:value-type="float">
            <text:p>2.8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45135483871" calcext:value-type="float">
            <text:p>0.99345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20314285714" calcext:value-type="float">
            <text:p>3.63920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210787096774" calcext:value-type="float">
            <text:p>5.90210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529987096774" calcext:value-type="float">
            <text:p>6.29529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9208" calcext:value-type="float">
            <text:p>6.45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370916129032" calcext:value-type="float">
            <text:p>6.42370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48568" calcext:value-type="float">
            <text:p>6.19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78624" calcext:value-type="float">
            <text:p>5.80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126514285714" calcext:value-type="float">
            <text:p>6.42126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194755555556" calcext:value-type="float">
            <text:p>6.381947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869257142857" calcext:value-type="float">
            <text:p>6.73869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51375483871" calcext:value-type="float">
            <text:p>6.5451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50296774193" calcext:value-type="float">
            <text:p>6.617502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72584" calcext:value-type="float">
            <text:p>6.81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328077419355" calcext:value-type="float">
            <text:p>6.68328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329324137931" calcext:value-type="float">
            <text:p>6.353293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924516129032" calcext:value-type="float">
            <text:p>5.7592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31767741935" calcext:value-type="float">
            <text:p>4.85231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7208" calcext:value-type="float">
            <text:p>4.0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525083870968" calcext:value-type="float">
            <text:p>4.30525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8896" calcext:value-type="float">
            <text:p>5.28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643406451613" calcext:value-type="float">
            <text:p>5.90643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60342857143" calcext:value-type="float">
            <text:p>5.91660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532309677419" calcext:value-type="float">
            <text:p>6.23532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018658064516" calcext:value-type="float">
            <text:p>6.63018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27608" calcext:value-type="float">
            <text:p>6.44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565883870968" calcext:value-type="float">
            <text:p>6.04565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93792" calcext:value-type="float">
            <text:p>5.385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203483870968" calcext:value-type="float">
            <text:p>4.48203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94592" calcext:value-type="float">
            <text:p>3.69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7516" calcext:value-type="float">
            <text:p>3.7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987019354839" calcext:value-type="float">
            <text:p>5.49987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256" calcext:value-type="float">
            <text:p>6.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437883870968" calcext:value-type="float">
            <text:p>7.23437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426514285714" calcext:value-type="float">
            <text:p>7.56426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376541935484" calcext:value-type="float">
            <text:p>7.46376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690606451613" calcext:value-type="float">
            <text:p>7.39690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22488" calcext:value-type="float">
            <text:p>7.17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031922580645" calcext:value-type="float">
            <text:p>6.88031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97536" calcext:value-type="float">
            <text:p>6.35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924516129032" calcext:value-type="float">
            <text:p>5.7592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21935483871" calcext:value-type="float">
            <text:p>4.8522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7208" calcext:value-type="float">
            <text:p>4.0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515251612903" calcext:value-type="float">
            <text:p>4.30515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8896" calcext:value-type="float">
            <text:p>5.28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643406451613" calcext:value-type="float">
            <text:p>5.90643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60342857143" calcext:value-type="float">
            <text:p>5.91660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532309677419" calcext:value-type="float">
            <text:p>6.23532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018658064516" calcext:value-type="float">
            <text:p>6.63018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26592" calcext:value-type="float">
            <text:p>6.44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565883870968" calcext:value-type="float">
            <text:p>6.04565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614336" calcext:value-type="float">
            <text:p>5.536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491483870968" calcext:value-type="float">
            <text:p>4.6649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23392" calcext:value-type="float">
            <text:p>3.88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0396" calcext:value-type="float">
            <text:p>3.93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275019354839" calcext:value-type="float">
            <text:p>5.68275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544" calcext:value-type="float">
            <text:p>6.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89161290323" calcext:value-type="float">
            <text:p>7.3918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992085714286" calcext:value-type="float">
            <text:p>7.63992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83767741935" calcext:value-type="float">
            <text:p>7.48883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752490322581" calcext:value-type="float">
            <text:p>7.40752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25384" calcext:value-type="float">
            <text:p>7.15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854941935484" calcext:value-type="float">
            <text:p>6.87854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21352" calcext:value-type="float">
            <text:p>6.82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3232" calcext:value-type="float">
            <text:p>7.0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272" calcext:value-type="float">
            <text:p>7.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793548387097" calcext:value-type="float">
            <text:p>7.44793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18472" calcext:value-type="float">
            <text:p>8.58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155974193548" calcext:value-type="float">
            <text:p>8.84155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47456" calcext:value-type="float">
            <text:p>8.45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5449" calcext:value-type="float">
            <text:p>4.7354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2992" calcext:value-type="float">
            <text:p>6.48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20711111111" calcext:value-type="float">
            <text:p>6.370207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523717647059" calcext:value-type="float">
            <text:p>5.68523717647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59712" calcext:value-type="float">
            <text:p>5.25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766890322581" calcext:value-type="float">
            <text:p>3.98766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31824" calcext:value-type="float">
            <text:p>3.92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963458064516" calcext:value-type="float">
            <text:p>4.49963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162133333333" calcext:value-type="float">
            <text:p>6.79162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21032258065" calcext:value-type="float">
            <text:p>6.61121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7264" calcext:value-type="float">
            <text:p>6.37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36144" calcext:value-type="float">
            <text:p>6.36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1904" calcext:value-type="float">
            <text:p>5.5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332361290323" calcext:value-type="float">
            <text:p>5.13332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876516129032" calcext:value-type="float">
            <text:p>5.72876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58392" calcext:value-type="float">
            <text:p>6.48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576722580645" calcext:value-type="float">
            <text:p>7.03576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63528" calcext:value-type="float">
            <text:p>7.49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80232258065" calcext:value-type="float">
            <text:p>7.53780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8979" calcext:value-type="float">
            <text:p>7.5789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638553846154" calcext:value-type="float">
            <text:p>7.246385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89496774194" calcext:value-type="float">
            <text:p>7.08689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4936" calcext:value-type="float">
            <text:p>6.94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880412903226" calcext:value-type="float">
            <text:p>6.72880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78352" calcext:value-type="float">
            <text:p>6.70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91458064516" calcext:value-type="float">
            <text:p>6.73991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98832" calcext:value-type="float">
            <text:p>6.32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5972" calcext:value-type="float">
            <text:p>6.12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6848" calcext:value-type="float">
            <text:p>6.2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444" calcext:value-type="float">
            <text:p>6.85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9976" calcext:value-type="float">
            <text:p>6.9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068" calcext:value-type="float">
            <text:p>6.7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0368" calcext:value-type="float">
            <text:p>6.5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7976" calcext:value-type="float">
            <text:p>6.1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5084" calcext:value-type="float">
            <text:p>5.62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563771428572" calcext:value-type="float">
            <text:p>5.265637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6676" calcext:value-type="float">
            <text:p>4.64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522" calcext:value-type="float">
            <text:p>3.6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1292" calcext:value-type="float">
            <text:p>1.70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2816" calcext:value-type="float">
            <text:p>5.5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1752" calcext:value-type="float">
            <text:p>6.6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4572" calcext:value-type="float">
            <text:p>6.35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22" calcext:value-type="float">
            <text:p>6.20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4776" calcext:value-type="float">
            <text:p>5.9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444" calcext:value-type="float">
            <text:p>5.71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841828571429" calcext:value-type="float">
            <text:p>5.08841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4032" calcext:value-type="float">
            <text:p>4.5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5796" calcext:value-type="float">
            <text:p>3.95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4764" calcext:value-type="float">
            <text:p>3.0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676" calcext:value-type="float">
            <text:p>3.63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1936" calcext:value-type="float">
            <text:p>6.0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2156" calcext:value-type="float">
            <text:p>6.58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4636" calcext:value-type="float">
            <text:p>6.10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5828" calcext:value-type="float">
            <text:p>5.73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9848" calcext:value-type="float">
            <text:p>6.1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0848" calcext:value-type="float">
            <text:p>6.5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442742857143" calcext:value-type="float">
            <text:p>6.79442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0172" calcext:value-type="float">
            <text:p>6.71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8396" calcext:value-type="float">
            <text:p>6.97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5724" calcext:value-type="float">
            <text:p>6.93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0428" calcext:value-type="float">
            <text:p>6.98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8868" calcext:value-type="float">
            <text:p>7.19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7712" calcext:value-type="float">
            <text:p>7.3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076" calcext:value-type="float">
            <text:p>7.33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3" calcext:value-type="float">
            <text:p>7.22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2348" calcext:value-type="float">
            <text:p>7.10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9656" calcext:value-type="float">
            <text:p>6.8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494171428571" calcext:value-type="float">
            <text:p>6.55494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0196" calcext:value-type="float">
            <text:p>6.14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6044" calcext:value-type="float">
            <text:p>5.68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8524" calcext:value-type="float">
            <text:p>5.20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5536" calcext:value-type="float">
            <text:p>5.6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2736" calcext:value-type="float">
            <text:p>6.1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2232" calcext:value-type="float">
            <text:p>6.6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6436" calcext:value-type="float">
            <text:p>6.53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4148" calcext:value-type="float">
            <text:p>6.26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5032" calcext:value-type="float">
            <text:p>6.2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564" calcext:value-type="float">
            <text:p>5.7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23" calcext:value-type="float">
            <text:p>4.4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8676" calcext:value-type="float">
            <text:p>4.13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5228" calcext:value-type="float">
            <text:p>3.47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6088" calcext:value-type="float">
            <text:p>4.0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1204" calcext:value-type="float">
            <text:p>5.06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1872" calcext:value-type="float">
            <text:p>6.3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5476" calcext:value-type="float">
            <text:p>6.47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868" calcext:value-type="float">
            <text:p>6.30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640114285714" calcext:value-type="float">
            <text:p>6.36640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4484" calcext:value-type="float">
            <text:p>5.90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764" calcext:value-type="float">
            <text:p>3.95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524" calcext:value-type="float">
            <text:p>2.79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6216" calcext:value-type="float">
            <text:p>3.5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0424" calcext:value-type="float">
            <text:p>3.9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4324" calcext:value-type="float">
            <text:p>3.3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062" calcext:value-type="float">
            <text:p>3.69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4116" calcext:value-type="float">
            <text:p>4.48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060457142857" calcext:value-type="float">
            <text:p>4.51060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35" calcext:value-type="float">
            <text:p>5.1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9656" calcext:value-type="float">
            <text:p>4.3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7204" calcext:value-type="float">
            <text:p>3.53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95" calcext:value-type="float">
            <text:p>1.0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6964" calcext:value-type="float">
            <text:p>-0.34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138" calcext:value-type="float">
            <text:p>0.88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1904" calcext:value-type="float">
            <text:p>4.3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78" calcext:value-type="float">
            <text:p>4.84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3304" calcext:value-type="float">
            <text:p>5.3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1516" calcext:value-type="float">
            <text:p>5.27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82742857143" calcext:value-type="float">
            <text:p>5.80382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0608" calcext:value-type="float">
            <text:p>5.8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7616" calcext:value-type="float">
            <text:p>5.8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994" calcext:value-type="float">
            <text:p>5.86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084" calcext:value-type="float">
            <text:p>5.4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4468" calcext:value-type="float">
            <text:p>5.01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756" calcext:value-type="float">
            <text:p>5.8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0896" calcext:value-type="float">
            <text:p>6.6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1076" calcext:value-type="float">
            <text:p>6.83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4084" calcext:value-type="float">
            <text:p>6.51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997371428572" calcext:value-type="float">
            <text:p>6.429973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6804" calcext:value-type="float">
            <text:p>6.68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1" calcext:value-type="float">
            <text:p>6.7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6276" calcext:value-type="float">
            <text:p>6.52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0836" calcext:value-type="float">
            <text:p>6.18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028" calcext:value-type="float">
            <text:p>5.81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132" calcext:value-type="float">
            <text:p>5.4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5008" calcext:value-type="float">
            <text:p>5.5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0868" calcext:value-type="float">
            <text:p>5.42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798857142857" calcext:value-type="float">
            <text:p>5.67798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7892" calcext:value-type="float">
            <text:p>6.24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565828571429" calcext:value-type="float">
            <text:p>5.86565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2684" calcext:value-type="float">
            <text:p>5.47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0932" calcext:value-type="float">
            <text:p>5.17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0588" calcext:value-type="float">
            <text:p>5.72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6664" calcext:value-type="float">
            <text:p>5.5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3564" calcext:value-type="float">
            <text:p>4.89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9" calcext:value-type="float">
            <text:p>3.51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2016" calcext:value-type="float">
            <text:p>4.1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5424" calcext:value-type="float">
            <text:p>5.8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99085714286" calcext:value-type="float">
            <text:p>6.67599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20592" calcext:value-type="float">
            <text:p>6.72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8872" calcext:value-type="float">
            <text:p>6.4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22" calcext:value-type="float">
            <text:p>5.06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0476" calcext:value-type="float">
            <text:p>4.5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6848" calcext:value-type="float">
            <text:p>5.0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16" calcext:value-type="float">
            <text:p>3.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0556" calcext:value-type="float">
            <text:p>1.4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892" calcext:value-type="float">
            <text:p>3.83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44" calcext:value-type="float">
            <text:p>3.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2472" calcext:value-type="float">
            <text:p>3.5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445485714286" calcext:value-type="float">
            <text:p>5.05445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91616" calcext:value-type="float">
            <text:p>5.17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282857142857" calcext:value-type="float">
            <text:p>6.30282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5512" calcext:value-type="float">
            <text:p>6.2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7432" calcext:value-type="float">
            <text:p>6.3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8108" calcext:value-type="float">
            <text:p>6.19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9884" calcext:value-type="float">
            <text:p>5.92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9708" calcext:value-type="float">
            <text:p>6.29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197257142857" calcext:value-type="float">
            <text:p>6.31197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44064" calcext:value-type="float">
            <text:p>6.60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074514285714" calcext:value-type="float">
            <text:p>6.07074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9432" calcext:value-type="float">
            <text:p>5.8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2692" calcext:value-type="float">
            <text:p>6.55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318" calcext:value-type="float">
            <text:p>6.39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7456" calcext:value-type="float">
            <text:p>5.8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7544" calcext:value-type="float">
            <text:p>4.9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5684" calcext:value-type="float">
            <text:p>5.34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91885714286" calcext:value-type="float">
            <text:p>6.09991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7952" calcext:value-type="float">
            <text:p>6.7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9424" calcext:value-type="float">
            <text:p>7.3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2624" calcext:value-type="float">
            <text:p>7.35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652114285714" calcext:value-type="float">
            <text:p>7.32652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6168" calcext:value-type="float">
            <text:p>7.1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9808" calcext:value-type="float">
            <text:p>7.0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364" calcext:value-type="float">
            <text:p>6.97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0144" calcext:value-type="float">
            <text:p>6.7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3632" calcext:value-type="float">
            <text:p>6.4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25" calcext:value-type="float">
            <text:p>6.0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1508" calcext:value-type="float">
            <text:p>5.46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18857142857" calcext:value-type="float">
            <text:p>5.37318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458" calcext:value-type="float">
            <text:p>6.16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17984" calcext:value-type="float">
            <text:p>6.31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7516" calcext:value-type="float">
            <text:p>6.28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82" calcext:value-type="float">
            <text:p>5.9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5016" calcext:value-type="float">
            <text:p>5.3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786" calcext:value-type="float">
            <text:p>5.73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54" calcext:value-type="float">
            <text:p>5.97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4836" calcext:value-type="float">
            <text:p>5.16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316342857143" calcext:value-type="float">
            <text:p>5.06316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5152" calcext:value-type="float">
            <text:p>5.9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916" calcext:value-type="float">
            <text:p>7.07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94416" calcext:value-type="float">
            <text:p>7.41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425028571429" calcext:value-type="float">
            <text:p>7.55425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7516" calcext:value-type="float">
            <text:p>7.55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9" calcext:value-type="float">
            <text:p>7.32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7128" calcext:value-type="float">
            <text:p>7.2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1304" calcext:value-type="float">
            <text:p>7.1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6852" calcext:value-type="float">
            <text:p>6.81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764914285714" calcext:value-type="float">
            <text:p>7.20764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1092" calcext:value-type="float">
            <text:p>7.72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252" calcext:value-type="float">
            <text:p>7.98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988" calcext:value-type="float">
            <text:p>7.9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032" calcext:value-type="float">
            <text:p>7.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9576" calcext:value-type="float">
            <text:p>7.5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5972" calcext:value-type="float">
            <text:p>7.39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868" calcext:value-type="float">
            <text:p>7.2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321028571429" calcext:value-type="float">
            <text:p>6.85321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3464" calcext:value-type="float">
            <text:p>6.6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916" calcext:value-type="float">
            <text:p>6.69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212" calcext:value-type="float">
            <text:p>6.8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5144" calcext:value-type="float">
            <text:p>7.3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9724" calcext:value-type="float">
            <text:p>7.18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5216" calcext:value-type="float">
            <text:p>6.9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7632" calcext:value-type="float">
            <text:p>6.7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4112" calcext:value-type="float">
            <text:p>6.4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5164" calcext:value-type="float">
            <text:p>6.26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172" calcext:value-type="float">
            <text:p>5.82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793828571429" calcext:value-type="float">
            <text:p>5.05793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3432" calcext:value-type="float">
            <text:p>4.8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7192" calcext:value-type="float">
            <text:p>4.4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4244" calcext:value-type="float">
            <text:p>6.52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3036" calcext:value-type="float">
            <text:p>6.00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9816" calcext:value-type="float">
            <text:p>5.6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2396" calcext:value-type="float">
            <text:p>5.96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362" calcext:value-type="float">
            <text:p>6.10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106" calcext:value-type="float">
            <text:p>5.94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851771428571" calcext:value-type="float">
            <text:p>5.44851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7908" calcext:value-type="float">
            <text:p>3.32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39" calcext:value-type="float">
            <text:p>7.07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18" calcext:value-type="float">
            <text:p>8.0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2836" calcext:value-type="float">
            <text:p>8.21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6504" calcext:value-type="float">
            <text:p>8.0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588" calcext:value-type="float">
            <text:p>7.49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2272" calcext:value-type="float">
            <text:p>7.0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8468" calcext:value-type="float">
            <text:p>6.53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956" calcext:value-type="float">
            <text:p>5.87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744228571429" calcext:value-type="float">
            <text:p>4.13744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0264" calcext:value-type="float">
            <text:p>2.6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8548" calcext:value-type="float">
            <text:p>2.0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9916" calcext:value-type="float">
            <text:p>7.7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316" calcext:value-type="float">
            <text:p>7.73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874" calcext:value-type="float">
            <text:p>7.69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1644" calcext:value-type="float">
            <text:p>7.31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3572" calcext:value-type="float">
            <text:p>7.24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5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9576" calcext:value-type="float">
            <text:p>7.5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5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422514285714" calcext:value-type="float">
            <text:p>7.24422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5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182" calcext:value-type="float">
            <text:p>6.94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5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4724" calcext:value-type="float">
            <text:p>6.55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5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9664" calcext:value-type="float">
            <text:p>6.7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8048" calcext:value-type="float">
            <text:p>6.9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016" calcext:value-type="float">
            <text:p>7.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3936" calcext:value-type="float">
            <text:p>8.1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8216" calcext:value-type="float">
            <text:p>8.0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7084" calcext:value-type="float">
            <text:p>7.65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0976" calcext:value-type="float">
            <text:p>7.3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6128" calcext:value-type="float">
            <text:p>6.8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5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794" calcext:value-type="float">
            <text:p>6.37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5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5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916" calcext:value-type="float">
            <text:p>6.69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5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124" calcext:value-type="float">
            <text:p>7.34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5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276" calcext:value-type="float">
            <text:p>7.41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5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804" calcext:value-type="float">
            <text:p>8.08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5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4756" calcext:value-type="float">
            <text:p>8.33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5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1772" calcext:value-type="float">
            <text:p>8.08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94" calcext:value-type="float">
            <text:p>7.8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5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9090092001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812" calcext:value-type="float">
            <text:p>7.38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1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54" meta:object-count="0"/>
    <meta:user-defined meta:name="AppVersion">3.0</meta:user-defined>
  </office:meta>
</office:document-meta>
</file>